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orFactory.setGeneratorClassName( String generator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Factory.getGeneratorInstan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eneratorFactory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Factory.getGen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atorFactory.getGeneratorClass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atorFactory.Generato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